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tracked-changes>
        <text:changed-region text:id="ct57143728">
          <text:insertion>
            <office:change-info>
              <dc:creator>Bernhard Haumacher</dc:creator>
              <dc:date>2008-10-02T22:11:00</dc:date>
            </office:change-info>
          </text:insertion>
        </text:changed-region>
        <text:changed-region text:id="ct58985520">
          <text:deletion>
            <office:change-info>
              <dc:creator>Bernhard Haumacher</dc:creator>
              <dc:date>2008-10-02T22:11:00</dc:date>
            </office:change-info>
            <text:p text:style-name="Standard">testing </text:p>
          </text:deletion>
        </text:changed-region>
        <text:changed-region text:id="ct58836752">
          <text:insertion>
            <office:change-info>
              <dc:creator>Bernhard Haumacher</dc:creator>
              <dc:date>2008-10-02T22:11:00</dc:date>
            </office:change-info>
          </text:insertion>
        </text:changed-region>
        <text:changed-region text:id="ct57793408">
          <text:insertion>
            <office:change-info>
              <dc:creator>Bernhard Haumacher</dc:creator>
              <dc:date>2008-10-02T2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<text:change-start text:change-id="ct57143728"/>test <text:change-end text:change-id="ct57143728"/>document for <text:change text:change-id="ct58985520"/>change track<text:change-start text:change-id="ct58836752"/> test<text:change-end text:change-id="ct58836752"/>ing<text:change-start text:change-id="ct57793408"/> (this was inserted)<text:change-end text:change-id="ct57793408"/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rnhard Haumacher</meta:initial-creator>
    <meta:creation-date>2008-10-02T22:09:05</meta:creation-date>
    <dc:creator>Bernhard Haumacher</dc:creator>
    <dc:date>2008-10-02T22:12:01</dc:date>
    <meta:editing-cycles>2</meta:editing-cycles>
    <meta:editing-duration>PT2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3" meta:character-count="77"/>
  </office:meta>
</office:document-meta>
</file>